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0.03mm" svg:height="90.06mm" svg:x="90.56mm" svg:y="136.22mm">
            <draw:object draw:notify-on-update-of-ranges="Planilha1.A2:Planilha1.A42 Planilha1.B2:Planilha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 CROSS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0.703125" calcext:value-type="float">
            <text:p>0,703125</text:p>
          </table:table-cell>
          <table:table-cell office:value-type="string" calcext:value-type="string">
            <text:p>1572011711.546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.515625" calcext:value-type="float">
            <text:p>8,515625</text:p>
          </table:table-cell>
          <table:table-cell office:value-type="string" calcext:value-type="string">
            <text:p>1572011711.647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.898438" calcext:value-type="float">
            <text:p>10,898438</text:p>
          </table:table-cell>
          <table:table-cell office:value-type="string" calcext:value-type="string">
            <text:p>1572011711.748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2.878906" calcext:value-type="float">
            <text:p>12,878906</text:p>
          </table:table-cell>
          <table:table-cell office:value-type="string" calcext:value-type="string">
            <text:p>1572011711.849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5.773438" calcext:value-type="float">
            <text:p>15,773438</text:p>
          </table:table-cell>
          <table:table-cell office:value-type="string" calcext:value-type="string">
            <text:p>1572011711.949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8.902344" calcext:value-type="float">
            <text:p>18,902344</text:p>
          </table:table-cell>
          <table:table-cell office:value-type="string" calcext:value-type="string">
            <text:p>1572011712.050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.597656" calcext:value-type="float">
            <text:p>20,597656</text:p>
          </table:table-cell>
          <table:table-cell office:value-type="string" calcext:value-type="string">
            <text:p>1572011712.151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2.597656" calcext:value-type="float">
            <text:p>22,597656</text:p>
          </table:table-cell>
          <table:table-cell office:value-type="string" calcext:value-type="string">
            <text:p>1572011712.252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4.558594" calcext:value-type="float">
            <text:p>24,558594</text:p>
          </table:table-cell>
          <table:table-cell office:value-type="string" calcext:value-type="string">
            <text:p>1572011712.353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6.679688" calcext:value-type="float">
            <text:p>26,679688</text:p>
          </table:table-cell>
          <table:table-cell office:value-type="string" calcext:value-type="string">
            <text:p>1572011712.454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8.1875" calcext:value-type="float">
            <text:p>28,1875</text:p>
          </table:table-cell>
          <table:table-cell office:value-type="string" calcext:value-type="string">
            <text:p>1572011712.555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2.199219" calcext:value-type="float">
            <text:p>32,199219</text:p>
          </table:table-cell>
          <table:table-cell office:value-type="string" calcext:value-type="string">
            <text:p>1572011712.656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3.148438" calcext:value-type="float">
            <text:p>33,148438</text:p>
          </table:table-cell>
          <table:table-cell office:value-type="string" calcext:value-type="string">
            <text:p>1572011712.757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4.640625" calcext:value-type="float">
            <text:p>34,640625</text:p>
          </table:table-cell>
          <table:table-cell office:value-type="string" calcext:value-type="string">
            <text:p>1572011712.858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5.402344" calcext:value-type="float">
            <text:p>35,402344</text:p>
          </table:table-cell>
          <table:table-cell office:value-type="string" calcext:value-type="string">
            <text:p>1572011712.959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9.230469" calcext:value-type="float">
            <text:p>39,230469</text:p>
          </table:table-cell>
          <table:table-cell office:value-type="string" calcext:value-type="string">
            <text:p>1572011713.060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9.527344" calcext:value-type="float">
            <text:p>39,527344</text:p>
          </table:table-cell>
          <table:table-cell office:value-type="string" calcext:value-type="string">
            <text:p>1572011713.161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9.527344" calcext:value-type="float">
            <text:p>39,527344</text:p>
          </table:table-cell>
          <table:table-cell office:value-type="string" calcext:value-type="string">
            <text:p>1572011713.262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9.761719" calcext:value-type="float">
            <text:p>39,761719</text:p>
          </table:table-cell>
          <table:table-cell office:value-type="string" calcext:value-type="string">
            <text:p>1572011713.363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.332031" calcext:value-type="float">
            <text:p>40,332031</text:p>
          </table:table-cell>
          <table:table-cell office:value-type="string" calcext:value-type="string">
            <text:p>1572011713.464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4.058594" calcext:value-type="float">
            <text:p>44,058594</text:p>
          </table:table-cell>
          <table:table-cell office:value-type="string" calcext:value-type="string">
            <text:p>1572011713.565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882812" calcext:value-type="float">
            <text:p>47,882812</text:p>
          </table:table-cell>
          <table:table-cell office:value-type="string" calcext:value-type="string">
            <text:p>1572011713.666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148438" calcext:value-type="float">
            <text:p>47,148438</text:p>
          </table:table-cell>
          <table:table-cell office:value-type="string" calcext:value-type="string">
            <text:p>1572011713.767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949219" calcext:value-type="float">
            <text:p>47,949219</text:p>
          </table:table-cell>
          <table:table-cell office:value-type="string" calcext:value-type="string">
            <text:p>1572011713.868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46094" calcext:value-type="float">
            <text:p>48,246094</text:p>
          </table:table-cell>
          <table:table-cell office:value-type="string" calcext:value-type="string">
            <text:p>1572011713.969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570312" calcext:value-type="float">
            <text:p>48,570312</text:p>
          </table:table-cell>
          <table:table-cell office:value-type="string" calcext:value-type="string">
            <text:p>1572011714.070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984375" calcext:value-type="float">
            <text:p>47,984375</text:p>
          </table:table-cell>
          <table:table-cell office:value-type="string" calcext:value-type="string">
            <text:p>1572011714.170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38281" calcext:value-type="float">
            <text:p>48,238281</text:p>
          </table:table-cell>
          <table:table-cell office:value-type="string" calcext:value-type="string">
            <text:p>1572011714.271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38281" calcext:value-type="float">
            <text:p>48,238281</text:p>
          </table:table-cell>
          <table:table-cell office:value-type="string" calcext:value-type="string">
            <text:p>1572011714.372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988281" calcext:value-type="float">
            <text:p>47,988281</text:p>
          </table:table-cell>
          <table:table-cell office:value-type="string" calcext:value-type="string">
            <text:p>1572011714.473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988281" calcext:value-type="float">
            <text:p>47,988281</text:p>
          </table:table-cell>
          <table:table-cell office:value-type="string" calcext:value-type="string">
            <text:p>1572011714.574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42188" calcext:value-type="float">
            <text:p>48,242188</text:p>
          </table:table-cell>
          <table:table-cell office:value-type="string" calcext:value-type="string">
            <text:p>1572011714.675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5" calcext:value-type="float">
            <text:p>48,5</text:p>
          </table:table-cell>
          <table:table-cell office:value-type="string" calcext:value-type="string">
            <text:p>1572011714.776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.992188" calcext:value-type="float">
            <text:p>47,992188</text:p>
          </table:table-cell>
          <table:table-cell office:value-type="string" calcext:value-type="string">
            <text:p>1572011714.877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46094" calcext:value-type="float">
            <text:p>48,246094</text:p>
          </table:table-cell>
          <table:table-cell office:value-type="string" calcext:value-type="string">
            <text:p>1572011714.978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503906" calcext:value-type="float">
            <text:p>48,503906</text:p>
          </table:table-cell>
          <table:table-cell office:value-type="string" calcext:value-type="string">
            <text:p>1572011715.079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72011715.180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53906" calcext:value-type="float">
            <text:p>48,253906</text:p>
          </table:table-cell>
          <table:table-cell office:value-type="string" calcext:value-type="string">
            <text:p>1572011715.281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253906" calcext:value-type="float">
            <text:p>48,253906</text:p>
          </table:table-cell>
          <table:table-cell office:value-type="string" calcext:value-type="string">
            <text:p>1572011715.382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007812" calcext:value-type="float">
            <text:p>48,007812</text:p>
          </table:table-cell>
          <table:table-cell office:value-type="string" calcext:value-type="string">
            <text:p>1572011715.483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8.019531" calcext:value-type="float">
            <text:p>48,019531</text:p>
          </table:table-cell>
          <table:table-cell office:value-type="string" calcext:value-type="string">
            <text:p>1572011715.5846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SEM CROSS VALID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0.730469</text:p>
          </table:table-cell>
          <table:table-cell office:value-type="string" calcext:value-type="string">
            <text:p>1572011570.467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8.566406</text:p>
          </table:table-cell>
          <table:table-cell office:value-type="string" calcext:value-type="string">
            <text:p>1572011570.568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10.980469</text:p>
          </table:table-cell>
          <table:table-cell office:value-type="string" calcext:value-type="string">
            <text:p>1572011570.669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12.699219</text:p>
          </table:table-cell>
          <table:table-cell office:value-type="string" calcext:value-type="string">
            <text:p>1572011570.770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15.917969</text:p>
          </table:table-cell>
          <table:table-cell office:value-type="string" calcext:value-type="string">
            <text:p>1572011570.871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18.828125</text:p>
          </table:table-cell>
          <table:table-cell office:value-type="string" calcext:value-type="string">
            <text:p>1572011570.972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20.453125</text:p>
          </table:table-cell>
          <table:table-cell office:value-type="string" calcext:value-type="string">
            <text:p>1572011571.073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22.355469</text:p>
          </table:table-cell>
          <table:table-cell office:value-type="string" calcext:value-type="string">
            <text:p>1572011571.174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24.531250</text:p>
          </table:table-cell>
          <table:table-cell office:value-type="string" calcext:value-type="string">
            <text:p>1572011571.275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26.394531</text:p>
          </table:table-cell>
          <table:table-cell office:value-type="string" calcext:value-type="string">
            <text:p>1572011571.375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28.230469</text:p>
          </table:table-cell>
          <table:table-cell office:value-type="string" calcext:value-type="string">
            <text:p>1572011571.476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2.167969</text:p>
          </table:table-cell>
          <table:table-cell office:value-type="string" calcext:value-type="string">
            <text:p>1572011571.577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3.050781</text:p>
          </table:table-cell>
          <table:table-cell office:value-type="string" calcext:value-type="string">
            <text:p>1572011571.678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4.566406</text:p>
          </table:table-cell>
          <table:table-cell office:value-type="string" calcext:value-type="string">
            <text:p>1572011571.779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5.308594</text:p>
          </table:table-cell>
          <table:table-cell office:value-type="string" calcext:value-type="string">
            <text:p>1572011571.880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9.265625</text:p>
          </table:table-cell>
          <table:table-cell office:value-type="string" calcext:value-type="string">
            <text:p>1572011571.981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9.566406</text:p>
          </table:table-cell>
          <table:table-cell office:value-type="string" calcext:value-type="string">
            <text:p>1572011572.082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9.566406</text:p>
          </table:table-cell>
          <table:table-cell office:value-type="string" calcext:value-type="string">
            <text:p>1572011572.183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39.789062</text:p>
          </table:table-cell>
          <table:table-cell office:value-type="string" calcext:value-type="string">
            <text:p>1572011572.284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0.253906</text:p>
          </table:table-cell>
          <table:table-cell office:value-type="string" calcext:value-type="string">
            <text:p>1572011572.385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3.457031</text:p>
          </table:table-cell>
          <table:table-cell office:value-type="string" calcext:value-type="string">
            <text:p>1572011572.486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7.582031</text:p>
          </table:table-cell>
          <table:table-cell office:value-type="string" calcext:value-type="string">
            <text:p>1572011572.587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7.132812</text:p>
          </table:table-cell>
          <table:table-cell office:value-type="string" calcext:value-type="string">
            <text:p>1572011572.688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7.132812</text:p>
          </table:table-cell>
          <table:table-cell office:value-type="string" calcext:value-type="string">
            <text:p>1572011572.789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7.132812</text:p>
          </table:table-cell>
          <table:table-cell office:value-type="string" calcext:value-type="string">
            <text:p>1572011572.891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47.976562</text:p>
          </table:table-cell>
          <table:table-cell office:value-type="string" calcext:value-type="string">
            <text:p>1572011572.9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0:59:58.130283460</meta:creation-date>
    <dc:date>2019-10-25T11:07:37.727027781</dc:date>
    <meta:editing-duration>PT7M39S</meta:editing-duration>
    <meta:editing-cycles>2</meta:editing-cycles>
    <meta:generator>LibreOffice/6.2.7.1$Linux_X86_64 LibreOffice_project/23edc44b61b830b7d749943e020e96f5a7df63bf</meta:generator>
    <meta:document-statistic meta:table-count="1" meta:cell-count="2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4.863cm" svg:y="0.316cm" chart:style-name="ch2">
          <text:p>Memory usage during trainning</text:p>
        </chart:title>
        <chart:legend chart:legend-position="end" svg:x="13.847cm" svg:y="4.204cm" style:legend-expansion="high" chart:style-name="ch3"/>
        <chart:plot-area chart:style-name="ch4" table:cell-range-address="Planilha1.A2:Planilha1.B42" chart:data-source-has-labels="column" svg:x="0.32cm" svg:y="1.275cm" svg:width="13.207cm" svg:height="7.552cm">
          <chartooo:coordinate-region svg:x="0.941cm" svg:y="1.275cm" svg:width="12.344cm" svg:height="6.243cm"/>
          <chart:axis chart:dimension="x" chart:name="primary-x" chart:style-name="ch5" chartooo:axis-type="auto">
            <chartooo:date-scale/>
            <chart:categories table:cell-range-address="Planilha1.A2:Planilha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2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MEM</text:p>
                <draw:g>
                  <svg:desc>Planilha1.A2:Planilha1.A42</svg:desc>
                </draw:g>
              </table:table-cell>
              <table:table-cell office:value-type="float" office:value="0.703125">
                <text:p>0.703125</text:p>
                <draw:g>
                  <svg:desc>Planilha1.B2:Planilha1.B42</svg:desc>
                </draw:g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8.515625">
                <text:p>8.515625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10.898438">
                <text:p>10.89843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12.878906">
                <text:p>12.878906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15.773438">
                <text:p>15.77343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18.902344">
                <text:p>18.90234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20.597656">
                <text:p>20.597656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22.597656">
                <text:p>22.597656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24.558594">
                <text:p>24.55859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26.679688">
                <text:p>26.67968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28.1875">
                <text:p>28.1875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2.199219">
                <text:p>32.199219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3.148438">
                <text:p>33.14843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4.640625">
                <text:p>34.640625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5.402344">
                <text:p>35.40234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9.230469">
                <text:p>39.230469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9.527344">
                <text:p>39.52734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9.527344">
                <text:p>39.52734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39.761719">
                <text:p>39.761719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0.332031">
                <text:p>40.332031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4.058594">
                <text:p>44.05859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882812">
                <text:p>47.882812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148438">
                <text:p>47.14843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949219">
                <text:p>47.949219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46094">
                <text:p>48.24609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570312">
                <text:p>48.570312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984375">
                <text:p>47.984375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38281">
                <text:p>48.238281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38281">
                <text:p>48.238281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988281">
                <text:p>47.988281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988281">
                <text:p>47.988281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42188">
                <text:p>48.24218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7.992188">
                <text:p>47.99218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46094">
                <text:p>48.246094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503906">
                <text:p>48.503906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53906">
                <text:p>48.253906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253906">
                <text:p>48.253906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007812">
                <text:p>48.007812</text:p>
              </table:table-cell>
            </table:table-row>
            <table:table-row>
              <table:table-cell office:value-type="string">
                <text:p>MEM</text:p>
              </table:table-cell>
              <table:table-cell office:value-type="float" office:value="48.019531">
                <text:p>48.019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